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text-properties style:font-name="Liberation Serif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officeooo:rsid="001d0e57" officeooo:paragraph-rsid="001d0e57"/>
    </style:style>
    <style:style style:name="P4" style:family="paragraph" style:parent-style-name="Text_20_body">
      <style:paragraph-properties fo:text-align="start" style:justify-single-word="false"/>
      <style:text-properties fo:font-size="10.5pt" officeooo:rsid="001e16d8" officeooo:paragraph-rsid="001e16d8" style:font-size-asian="10.5pt" style:font-size-complex="10.5pt"/>
    </style:style>
    <style:style style:name="P5" style:family="paragraph" style:parent-style-name="Text_20_body">
      <style:text-properties style:font-name="Liberation Mono" fo:font-size="10pt" officeooo:paragraph-rsid="002d4ff1" style:font-size-asian="10pt" style:font-size-complex="10pt"/>
    </style:style>
    <style:style style:name="P6" style:family="paragraph" style:parent-style-name="Text_20_body">
      <style:text-properties officeooo:paragraph-rsid="00231127"/>
    </style:style>
    <style:style style:name="P7" style:family="paragraph" style:parent-style-name="Text_20_body">
      <style:text-properties officeooo:paragraph-rsid="0029def7"/>
    </style:style>
    <style:style style:name="P8" style:family="paragraph" style:parent-style-name="Text_20_body">
      <style:text-properties officeooo:paragraph-rsid="002a1e90"/>
    </style:style>
    <style:style style:name="P9" style:family="paragraph" style:parent-style-name="Text_20_body">
      <style:text-properties officeooo:paragraph-rsid="002bcc8e"/>
    </style:style>
    <style:style style:name="T1" style:family="text">
      <style:text-properties officeooo:rsid="001b8633"/>
    </style:style>
    <style:style style:name="T2" style:family="text">
      <style:text-properties style:font-name="Liberation Mono" fo:font-size="10pt" officeooo:rsid="001b8633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4" style:family="text">
      <style:text-properties style:font-name="Liberation Serif" fo:font-size="12pt" officeooo:rsid="001b8633" style:font-name-asian="Noto Sans Mono CJK SC" style:font-size-asian="12pt" style:font-name-complex="Liberation Mono" style:font-size-complex="12pt"/>
    </style:style>
    <style:style style:name="T5" style:family="text">
      <style:text-properties style:font-name="Liberation Serif" fo:font-size="12pt" officeooo:rsid="001cb170" style:font-name-asian="Noto Sans Mono CJK SC" style:font-size-asian="12pt" style:font-name-complex="Liberation Mono" style:font-size-complex="12pt"/>
    </style:style>
    <style:style style:name="T6" style:family="text">
      <style:text-properties style:font-name="Liberation Serif" fo:font-size="12pt" officeooo:rsid="001f922c" style:font-name-asian="Noto Sans Mono CJK SC" style:font-size-asian="12pt" style:font-name-complex="Liberation Mono" style:font-size-complex="12pt"/>
    </style:style>
    <style:style style:name="T7" style:family="text">
      <style:text-properties style:font-name="Liberation Serif" fo:font-size="12pt" officeooo:rsid="00215a25" style:font-name-asian="Noto Sans Mono CJK SC" style:font-size-asian="12pt" style:font-name-complex="Liberation Mono" style:font-size-complex="12pt"/>
    </style:style>
    <style:style style:name="T8" style:family="text">
      <style:text-properties style:font-name="Liberation Serif" fo:font-size="12pt" officeooo:rsid="00231127" style:font-name-asian="Noto Sans Mono CJK SC" style:font-size-asian="12pt" style:font-name-complex="Liberation Mono" style:font-size-complex="12pt"/>
    </style:style>
    <style:style style:name="T9" style:family="text">
      <style:text-properties style:font-name="Liberation Serif" fo:font-size="12pt" officeooo:rsid="002509a6" style:font-name-asian="Noto Sans Mono CJK SC" style:font-size-asian="12pt" style:font-name-complex="Liberation Mono" style:font-size-complex="12pt"/>
    </style:style>
    <style:style style:name="T10" style:family="text">
      <style:text-properties style:font-name="Liberation Serif" fo:font-size="12pt" officeooo:rsid="0026872d" style:font-name-asian="Noto Sans Mono CJK SC" style:font-size-asian="12pt" style:font-name-complex="Liberation Mono" style:font-size-complex="12pt"/>
    </style:style>
    <style:style style:name="T11" style:family="text">
      <style:text-properties style:font-name="Liberation Serif" fo:font-size="12pt" officeooo:rsid="0029def7" style:font-name-asian="Noto Sans Mono CJK SC" style:font-size-asian="12pt" style:font-name-complex="Liberation Mono" style:font-size-complex="12pt"/>
    </style:style>
    <style:style style:name="T12" style:family="text">
      <style:text-properties style:font-name="Liberation Serif" fo:font-size="12pt" officeooo:rsid="002a1e90" style:font-name-asian="Noto Sans Mono CJK SC" style:font-size-asian="12pt" style:font-name-complex="Liberation Mono" style:font-size-complex="12pt"/>
    </style:style>
    <style:style style:name="T13" style:family="text">
      <style:text-properties style:font-name="Liberation Serif" fo:font-size="12pt" officeooo:rsid="002bcc8e" style:font-name-asian="Noto Sans Mono CJK SC" style:font-size-asian="12pt" style:font-name-complex="Liberation Mono" style:font-size-complex="12pt"/>
    </style:style>
    <style:style style:name="T14" style:family="text">
      <style:text-properties fo:font-size="12pt" officeooo:rsid="002bcc8e" style:font-name-asian="Noto Sans Mono CJK SC" style:font-size-asian="12pt" style:font-name-complex="Liberation Mono" style:font-size-complex="12pt"/>
    </style:style>
    <style:style style:name="T15" style:family="text">
      <style:text-properties officeooo:rsid="001b8633" style:font-name-asian="Noto Sans Mono CJK SC" style:font-name-complex="Liberation Mono"/>
    </style:style>
    <style:style style:name="T16" style:family="text">
      <style:text-properties officeooo:rsid="001c8f7b" style:font-name-asian="Noto Sans Mono CJK SC" style:font-name-complex="Liberation Mono"/>
    </style:style>
    <style:style style:name="T17" style:family="text">
      <style:text-properties officeooo:rsid="001cb170" style:font-name-asian="Noto Sans Mono CJK SC" style:font-name-complex="Liberation Mono"/>
    </style:style>
    <style:style style:name="T18" style:family="text">
      <style:text-properties officeooo:rsid="0028395e" style:font-name-asian="Noto Sans Mono CJK SC" style:font-name-complex="Liberation Mono"/>
    </style:style>
    <style:style style:name="T19" style:family="text">
      <style:text-properties officeooo:rsid="002bcc8e" style:font-name-asian="Noto Sans Mono CJK SC" style:font-name-complex="Liberation Mono"/>
    </style:style>
    <style:style style:name="T20" style:family="text">
      <style:text-properties style:font-name="Liberation Mono" officeooo:rsid="001c8f7b" style:font-name-asian="Noto Sans Mono CJK SC" style:font-name-complex="Liberation Mono"/>
    </style:style>
    <style:style style:name="T21" style:family="text">
      <style:text-properties style:font-name="Liberation Mono" officeooo:rsid="0028395e" style:font-name-asian="Noto Sans Mono CJK SC" style:font-name-complex="Liberation Mono"/>
    </style:style>
    <style:style style:name="T22" style:family="text">
      <style:text-properties style:font-name="Liberation Mono" fo:font-size="10pt" officeooo:rsid="001b8633" style:font-name-asian="Noto Sans Mono CJK SC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2bcc8e" style:font-name-asian="Noto Sans Mono CJK SC" style:font-size-asian="10pt" style:font-name-complex="Liberation Mono" style:font-size-complex="10pt"/>
    </style:style>
    <style:style style:name="T24" style:family="text">
      <style:text-properties style:font-name="Liberation Mono" fo:font-size="12pt" officeooo:rsid="002a1e90" style:font-name-asian="Noto Sans Mono CJK SC" style:font-size-asian="12pt" style:font-name-complex="Liberation Mono" style:font-size-complex="12pt"/>
    </style:style>
    <style:style style:name="T25" style:family="text">
      <style:text-properties style:font-name="Liberation Mono" fo:font-size="12pt" officeooo:rsid="002bcc8e" style:font-name-asian="Noto Sans Mono CJK SC" style:font-size-asian="12pt" style:font-name-complex="Liberation Mono" style:font-size-complex="12pt"/>
    </style:style>
    <style:style style:name="T26" style:family="text">
      <style:text-properties officeooo:rsid="00284a9f"/>
    </style:style>
    <style:style style:name="T27" style:family="text">
      <style:text-properties officeooo:rsid="0029de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Gluing together the parsing modules</text:h>
      <text:p text:style-name="P3">June 1, 2020</text:p>
      <text:p text:style-name="P4">Note: ~ notation for line numbers as of this date.</text:p>
      <text:h text:style-name="Heading_20_3" text:outline-level="3">Files</text:h>
      <text:p text:style-name="Text_20_body">The parsing code is in <text:span text:style-name="T1">6</text:span> files: PT (the base), ST, Expr, Vartab, Dialog <text:span text:style-name="T1">and</text:span> Var.</text:p>
      <text:p text:style-name="Text_20_body">PT defines 34 String literals (if,while,[,],etc), declares globals (tj, fname, lname, <text:span text:style-name="T27">cursor, etc</text:span>) and has 7 parsing tools: rem, lit, 3 finds, and 2 symnames.</text:p>
      <text:p text:style-name="P7">ST parses and executes an <text:span text:style-name="T27">TcLP</text:span> statement.</text:p>
      <text:p text:style-name="P7">Expression parses and executes an TcLP expression.</text:p>
      <text:p text:style-name="P7">Vartab declares data containers for Var, and has tools to manage those containers, a set of java Maps (hash tables). It has methods to insert Var and look up a symbol. It also has tclink() to scan the <text:span text:style-name="T26">tiny-c</text:span> loaded program (<text:span text:style-name="T26">Tc</text:span>LP) and build the library and global containers at startup. Locals are loaded when when they are encountered during execution of the <text:span text:style-name="T26">Tc</text:span>LP. </text:p>
      <text:p text:style-name="Text_20_body">Dialog has all terminal messages including the whatHappened() message that is called when TcLP execution terminates.</text:p>
      <text:p text:style-name="Text_20_body"><text:span text:style-name="T1">Var parses a variable declaration. It is called by ST.st() </text:span><text:span text:style-name="T2">when</text:span><text:span text:style-name="T1"> local ‘int’ or ‘char’ is parsed, and also by tclink() for </text:span><text:span text:style-name="T2">globals.</text:span></text:p>
      <text:h text:style-name="Heading_20_3" text:outline-level="3"><text:span text:style-name="T4">Inter-module</text:span><text:span text:style-name="T3"> access</text:span></text:h>
      <text:p text:style-name="P2"><text:span text:style-name="T15">These 6 files use each others methods. They all access </text:span><text:span text:style-name="T2">String prog</text:span><text:span text:style-name="T15"> which has the </text:span><text:span text:style-name="T16">TcLP, and make frequent use of </text:span><text:span text:style-name="T20">int fname</text:span><text:span text:style-name="T16"> and </text:span><text:span text:style-name="T20">lname</text:span><text:span text:style-name="T16">, the currently parsed symbol or constant. A system of references makes access simple. These references are built at startup. It all begins with TC.main(), </text:span><text:span text:style-name="T17">~77, an TC.</text:span><text:span text:style-name="T18">init</text:span><text:span text:style-name="T17">AndGo(), ~18, </text:span><text:span text:style-name="T18">which instantiates all the singletons:</text:span></text:p>
      <text:p text:style-name="Preformatted_20_Text">src/tg37/tinyc/Dialog.java:9: <text:s text:c="7"/>if(instance == null){</text:p>
      <text:p text:style-name="Preformatted_20_Text">src/tg37/tinyc/Expr.java:14: <text:s text:c="7"/>if(instance == null){</text:p>
      <text:p text:style-name="Preformatted_20_Text">src/tg37/tinyc/Stack.java:14: <text:s text:c="7"/>if(instance == null){</text:p>
      <text:p text:style-name="Preformatted_20_Text">src/tg37/tinyc/ST.java:12: <text:s text:c="7"/>if(instance == null){</text:p>
      <text:p text:style-name="Preformatted_20_Text">src/tg37/tinyc/TJ.java:19: <text:s text:c="7"/>if(instance == null){</text:p>
      <text:p text:style-name="Preformatted_20_Text"><text:span text:style-name="T21">src/tg37/tinyc/Vartab.java:21: <text:s text:c="7"/>i</text:span><text:span text:style-name="T18">f(instance == null){</text:span></text:p>
      <text:p text:style-name="Preformatted_20_Text"><text:span text:style-name="T18"/></text:p>
      <text:p text:style-name="P8"><text:span text:style-name="T5">P</text:span><text:span text:style-name="T6">T.java declares </text:span><text:span text:style-name="T9">a global </text:span><text:span text:style-name="T6">pointer to TJ: <text:s text:c="2"/></text:span><text:span text:style-name="T24">TJ tj = TJ.getInstance();</text:span></text:p>
      <text:p text:style-name="P8"><text:span text:style-name="T6">which has </text:span><text:span text:style-name="T9">other</text:span><text:span text:style-name="T6"> globals:</text:span></text:p>
      <text:p text:style-name="Preformatted_20_Text">// access to components...</text:p>
      <text:p text:style-name="Preformatted_20_Text"><text:tab/>public Expr exp;</text:p>
      <text:p text:style-name="Preformatted_20_Text"><text:tab/>public Stack stk;</text:p>
      <text:p text:style-name="Preformatted_20_Text"><text:tab/>public ST stmt;</text:p>
      <text:p text:style-name="Preformatted_20_Text"><text:tab/>public Vartab vt;</text:p>
      <text:p text:style-name="Preformatted_20_Text"><text:tab/>public Dialog dl;</text:p>
      <text:p text:style-name="Preformatted_20_Text"><text:tab/>public PT pt;</text:p>
      <text:p text:style-name="Preformatted_20_Text"><text:soft-page-break/></text:p>
      <text:p text:style-name="Preformatted_20_Text"><text:s text:c="4"/>public enum Type {CHAR, INT, FCN, STR };</text:p>
      <text:p text:style-name="Preformatted_20_Text"/>
      <text:p text:style-name="P8"><text:span text:style-name="T6">and more. These are initialized by TC.InitAndGo(), ~54. </text:span><text:span text:style-name="T7">TC has a public static tj.</text:span></text:p>
      <text:p text:style-name="P9"><text:span text:style-name="T8">Because </text:span><text:span text:style-name="T11">PT</text:span><text:span text:style-name="T8"> is a base class it gets instantiated as a part of </text:span><text:span text:style-name="T10">each of the above 6, and multiple times for Var. </text:span><text:span text:style-name="T12">The derivatives of PT can access </text:span><text:span text:style-name="T24">prog</text:span><text:span text:style-name="T12">, for example, via tj: <text:s/></text:span><text:span text:style-name="T24">TC.tj.prog</text:span><text:span text:style-name="T12">. They can access methods in each other via tj as follows: <text:s/></text:span><text:span text:style-name="T24">TC.tj.stk.toptoi(). </text:span></text:p>
      <text:p text:style-name="P9"><text:span text:style-name="T12">For convenience simpler notations would be </text:span><text:span text:style-name="T24">tj.prog </text:span><text:span text:style-name="T12">and</text:span><text:span text:style-name="T24"> stk.toptoi()</text:span><text:span text:style-name="T12">. </text:span><text:span text:style-name="T13">Each <text:s/>modules constructor arranges for appropriate convenience pointers. For example:</text:span></text:p>
      <text:p text:style-name="Preformatted_20_Text"><text:s text:c="4"/>private static Expr instance;</text:p>
      <text:p text:style-name="Preformatted_20_Text"><text:s text:c="4"/>private Expr(){}</text:p>
      <text:p text:style-name="Preformatted_20_Text"><text:s text:c="4"/>public static synchronized Expr getInstance(){</text:p>
      <text:p text:style-name="Preformatted_20_Text"><text:s text:c="8"/>if(instance == null){</text:p>
      <text:p text:style-name="Preformatted_20_Text"><text:s text:c="12"/>instance = new Expr();</text:p>
      <text:p text:style-name="Preformatted_20_Text"><text:tab/><text:tab/><text:tab/>stk = Stack.getInstance();</text:p>
      <text:p text:style-name="Preformatted_20_Text"><text:tab/><text:tab/><text:tab/>stmt = ST.getInstance();</text:p>
      <text:p text:style-name="Preformatted_20_Text"><text:tab/><text:tab/><text:tab/>vt = Vartab.getInstance();</text:p>
      <text:p text:style-name="Preformatted_20_Text"><text:s text:c="8"/>}</text:p>
      <text:p text:style-name="Preformatted_20_Text"><text:s text:c="8"/>return instance;</text:p>
      <text:p text:style-name="Preformatted_20_Text"><text:s text:c="4"/>}</text:p>
      <text:p text:style-name="P6"><text:span text:style-name="T6"/></text:p>
      <text:p text:style-name="P6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02T09:20:16.597971611</dc:date>
    <meta:editing-duration>PT1H16M28S</meta:editing-duration>
    <meta:editing-cycles>5</meta:editing-cycles>
    <meta:document-statistic meta:table-count="0" meta:image-count="0" meta:object-count="0" meta:page-count="2" meta:paragraph-count="43" meta:word-count="417" meta:character-count="2806" meta:non-whitespace-character-count="2312"/>
  </office:meta>
</office:document-meta>
</file>